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8.269cm"/>
    </style:style>
    <style:style style:name="co3" style:family="table-column">
      <style:table-column-properties fo:break-before="auto" style:column-width="3.801cm"/>
    </style:style>
    <style:style style:name="co4" style:family="table-column">
      <style:table-column-properties fo:break-before="auto" style:column-width="4.246cm"/>
    </style:style>
    <style:style style:name="co5" style:family="table-column">
      <style:table-column-properties fo:break-before="auto" style:column-width="4.44cm"/>
    </style:style>
    <style:style style:name="co6" style:family="table-column">
      <style:table-column-properties fo:break-before="auto" style:column-width="4.466cm"/>
    </style:style>
    <style:style style:name="co8" style:family="table-column">
      <style:table-column-properties fo:break-before="auto" style:column-width="3.77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7"/>
    <style:style style:name="ce3" style:family="table-cell" style:parent-style-name="Default" style:data-style-name="N115"/>
    <style:style style:name="ce4" style:family="table-cell" style:parent-style-name="Default" style:data-style-name="N2"/>
    <style:style style:name="ce5" style:family="table-cell" style:parent-style-name="Default" style:data-style-name="N116"/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marker-start="Nuolenkärjet_20_1" draw:marker-start-width="0.2cm" draw:marker-start-center="false" draw:fill="solid" draw:fill-color="#ffffc0" draw:auto-grow-height="true" draw:auto-grow-width="false" fo:min-height="5.53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aulukko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8" table:default-cell-style-name="Default"/>
        <table:table-column table:style-name="co7" table:number-columns-repeated="6" table:default-cell-style-name="Default"/>
        <table:table-row table:style-name="ro1">
          <table:table-cell table:number-columns-repeated="3"/>
          <table:table-cell office:value-type="string">
            <text:p>MUUTOS</text:p>
          </table:table-cell>
          <table:table-cell table:number-columns-repeated="8"/>
        </table:table-row>
        <table:table-row table:style-name="ro1">
          <table:table-cell/>
          <table:table-cell office:value-type="float" office:value="2011">
            <text:p>2011</text:p>
          </table:table-cell>
          <table:table-cell office:value-type="float" office:value="2010">
            <text:p>2010</text:p>
          </table:table-cell>
          <table:table-cell table:style-name="ce6" office:value-type="string">
            <text:p>%</text:p>
          </table:table-cell>
          <table:table-cell/>
          <table:table-cell table:style-name="ce1" office:value-type="string">
            <text:p>YHTIÖN KOMMENTIT</text:p>
          </table:table-cell>
          <table:table-cell table:number-columns-repeated="6"/>
        </table:table-row>
        <table:table-row table:style-name="ro1">
          <table:table-cell office:value-type="string">
            <text:p>LIIKEVAIHTO</text:p>
          </table:table-cell>
          <table:table-cell table:style-name="ce2" office:value-type="currency" office:currency="EUR" office:value="1270555.69">
            <text:p>1 270 555,69 €</text:p>
          </table:table-cell>
          <table:table-cell table:style-name="ce2" office:value-type="currency" office:currency="EUR" office:value="1670569.22">
            <text:p>1 670 569,22 €</text:p>
          </table:table-cell>
          <table:table-cell table:style-name="ce4" table:formula="of:=(([.B3]/[.C3])-1)*100" office:value-type="float" office:value="-23.9447444147211">
            <text:p>-23,94</text:p>
          </table:table-cell>
          <table:table-cell/>
          <table:table-cell office:value-type="string">
            <text:p>LIIKEVAIHDON ENNUSTETAAN LASKEVAN EDELLEEN</text:p>
          </table:table-cell>
          <table:table-cell table:number-columns-repeated="3"/>
          <table:table-cell office:value-type="string">
            <text:p>VIENTI ONGELMA</text:p>
          </table:table-cell>
          <table:table-cell/>
          <table:table-cell office:value-type="string">
            <text:p>TALUUVARAUS</text:p>
          </table:table-cell>
        </table:table-row>
        <table:table-row table:style-name="ro1">
          <table:table-cell office:value-type="string">
            <text:p>MATERIAALIT JA PALVELUT</text:p>
          </table:table-cell>
          <table:table-cell table:style-name="ce2" office:value-type="currency" office:currency="EUR" office:value="790321.9">
            <text:p>790 321,90 €</text:p>
          </table:table-cell>
          <table:table-cell table:style-name="ce2" office:value-type="currency" office:currency="EUR" office:value="856342.45">
            <text:p>856 342,45 €</text:p>
          </table:table-cell>
          <table:table-cell table:style-name="ce4" table:formula="of:=(([.B4]/[.C4])-1)*100" office:value-type="float" office:value="-7.70959678572514">
            <text:p>-7,71</text:p>
          </table:table-cell>
          <table:table-cell table:number-columns-repeated="7"/>
          <table:table-cell office:value-type="string">
            <text:p>OSTORESKONTRA &amp; OSTOLASKUJEN SALDO 2000€?</text:p>
          </table:table-cell>
        </table:table-row>
        <table:table-row table:style-name="ro1">
          <table:table-cell office:value-type="string">
            <text:p>HENKILÖSTÖ</text:p>
          </table:table-cell>
          <table:table-cell table:style-name="ce2" office:value-type="currency" office:currency="EUR" office:value="120456.67">
            <text:p>120 456,67 €</text:p>
          </table:table-cell>
          <table:table-cell table:style-name="ce2" office:value-type="currency" office:currency="EUR" office:value="130555.67">
            <text:p>130 555,67 €</text:p>
          </table:table-cell>
          <table:table-cell table:style-name="ce4" table:formula="of:=(([.B5]/[.C5])-1)*100" office:value-type="float" office:value="-7.73539747450264">
            <text:p>-7,74</text:p>
          </table:table-cell>
          <table:table-cell table:number-columns-repeated="7"/>
          <table:table-cell office:value-type="string">
            <text:p>YRITYS ON LUOPUMASSA TUOTTEESTA X</text:p>
          </table:table-cell>
        </table:table-row>
        <table:table-row table:style-name="ro1">
          <table:table-cell office:value-type="string">
            <text:p>SUUNNITELMAN MUKAISET POISTOT</text:p>
          </table:table-cell>
          <table:table-cell table:style-name="ce2" office:value-type="currency" office:currency="EUR" office:value="234555.9">
            <text:p>234 555,90 €</text:p>
          </table:table-cell>
          <table:table-cell table:style-name="ce2" office:value-type="currency" office:currency="EUR" office:value="290891.34">
            <text:p>290 891,34 €</text:p>
          </table:table-cell>
          <table:table-cell table:style-name="ce4" table:formula="of:=(([.B6]/[.C6])-1)*100" office:value-type="float" office:value="-19.366489218964">
            <text:p>-19,37</text:p>
          </table:table-cell>
          <table:table-cell table:number-columns-repeated="8"/>
        </table:table-row>
        <table:table-row table:style-name="ro1">
          <table:table-cell office:value-type="string">
            <text:p>LIIKETOIMINAN MUUT KULUT</text:p>
          </table:table-cell>
          <table:table-cell table:style-name="ce2" office:value-type="currency" office:currency="EUR" office:value="180678.67">
            <text:p>180 678,67 €</text:p>
          </table:table-cell>
          <table:table-cell table:style-name="ce2" office:value-type="currency" office:currency="EUR" office:value="198679.9">
            <text:p>198 679,90 €</text:p>
          </table:table-cell>
          <table:table-cell table:style-name="ce4" table:formula="of:=(([.B7]/[.C7])-1)*100" office:value-type="float" office:value="-9.06041829092927">
            <text:p>-9,06</text:p>
          </table:table-cell>
          <table:table-cell table:number-columns-repeated="8"/>
        </table:table-row>
        <table:table-row table:style-name="ro1">
          <table:table-cell office:value-type="string">
            <text:p>RAHOITUSTUOTOT JA -KULUT</text:p>
          </table:table-cell>
          <table:table-cell table:style-name="ce2" office:value-type="currency" office:currency="EUR" office:value="-256780.98">
            <text:p>-256 780,98 €</text:p>
          </table:table-cell>
          <table:table-cell table:style-name="ce2" office:value-type="currency" office:currency="EUR" office:value="-150786.89">
            <text:p>-150 786,89 €</text:p>
          </table:table-cell>
          <table:table-cell table:style-name="ce4"/>
          <table:table-cell table:number-columns-repeated="8"/>
        </table:table-row>
        <table:table-row table:style-name="ro1">
          <table:table-cell office:value-type="string">
            <text:p>TILIKAUDEN VOITTO/TAPPIO</text:p>
          </table:table-cell>
          <table:table-cell table:style-name="ce2" office:value-type="currency" office:currency="EUR" office:value="-312238.43">
            <text:p>-312 238,43 €</text:p>
          </table:table-cell>
          <table:table-cell table:style-name="ce2" office:value-type="currency" office:currency="EUR" office:value="43312.97">
            <text:p>43 312,97 €</text:p>
          </table:table-cell>
          <table:table-cell table:style-name="ce4"/>
          <table:table-cell table:number-columns-repeated="8"/>
        </table:table-row>
        <table:table-row table:style-name="ro1">
          <table:table-cell/>
          <table:table-cell table:style-name="ce2" table:number-columns-repeated="2"/>
          <table:table-cell table:style-name="ce4"/>
          <table:table-cell table:number-columns-repeated="8"/>
        </table:table-row>
        <table:table-row table:style-name="ro1">
          <table:table-cell office:value-type="string">
            <text:p>PYSYVÄT VASTAAVAT</text:p>
          </table:table-cell>
          <table:table-cell table:style-name="ce2" office:value-type="currency" office:currency="EUR" office:value="457867.77">
            <text:p>457 867,77 €</text:p>
          </table:table-cell>
          <table:table-cell table:style-name="ce2" office:value-type="currency" office:currency="EUR" office:value="719876.67">
            <text:p>719 876,67 €</text:p>
          </table:table-cell>
          <table:table-cell table:style-name="ce4" table:formula="of:=(([.B11]/[.C11])-1)*100" office:value-type="float" office:value="-36.396359393061">
            <text:p>-36,40</text:p>
          </table:table-cell>
          <table:table-cell table:formula="of:=[.B11]-[.C11]" office:value-type="currency" office:currency="EUR" office:value="-262008.9">
            <text:p>-262 008,90 €</text:p>
          </table:table-cell>
          <table:table-cell table:number-columns-repeated="7"/>
        </table:table-row>
        <table:table-row table:style-name="ro1">
          <table:table-cell office:value-type="string">
            <text:p>VAIHTO-OMAISUUS</text:p>
          </table:table-cell>
          <table:table-cell table:style-name="ce2" office:value-type="currency" office:currency="EUR" office:value="896675.44">
            <text:p>896 675,44 €</text:p>
          </table:table-cell>
          <table:table-cell table:style-name="ce2" office:value-type="currency" office:currency="EUR" office:value="645897.66">
            <text:p>645 897,66 €</text:p>
          </table:table-cell>
          <table:table-cell table:style-name="ce4" table:formula="of:=(([.B12]/[.C12])-1)*100" office:value-type="float" office:value="38.8262406771995">
            <text:p>38,83</text:p>
          </table:table-cell>
          <table:table-cell table:formula="of:=[.B12]-[.C12]" office:value-type="currency" office:currency="EUR" office:value="250777.78">
            <text:p>250 777,78 €</text:p>
          </table:table-cell>
          <table:table-cell table:number-columns-repeated="7"/>
        </table:table-row>
        <table:table-row table:style-name="ro1">
          <table:table-cell office:value-type="string">
            <text:p>MYYNTISAAMISET</text:p>
          </table:table-cell>
          <table:table-cell table:style-name="ce2" table:formula="of:=567666.34+[.F13]" office:value-type="currency" office:currency="EUR" office:value="137666.34">
            <text:p>137 666,34 €</text:p>
          </table:table-cell>
          <table:table-cell table:style-name="ce2" office:value-type="currency" office:currency="EUR" office:value="310675.66">
            <text:p>310 675,66 €</text:p>
          </table:table-cell>
          <table:table-cell table:style-name="ce4" table:formula="of:=(([.B13]/[.C13])-1)*100" office:value-type="float" office:value="-55.6880831926132">
            <text:p>-55,69</text:p>
          </table:table-cell>
          <table:table-cell table:formula="of:=[.B13]-[.C13]" office:value-type="currency" office:currency="EUR" office:value="-173009.32">
            <text:p>-173 009,32 €</text:p>
          </table:table-cell>
          <table:table-cell table:style-name="ce2" office:value-type="currency" office:currency="EUR" office:value="-430000">
            <text:p>-430 000,00 €</text:p>
          </table:table-cell>
          <table:table-cell office:value-type="string">
            <text:p>KEPSA OY</text:p>
          </table:table-cell>
          <table:table-cell table:number-columns-repeated="5"/>
        </table:table-row>
        <table:table-row table:style-name="ro1">
          <table:table-cell office:value-type="string">
            <text:p>RAHAT JA PANKKISAAMISET</text:p>
          </table:table-cell>
          <table:table-cell table:style-name="ce2" office:value-type="currency" office:currency="EUR" office:value="44678.77">
            <text:p>44 678,77 €</text:p>
          </table:table-cell>
          <table:table-cell table:style-name="ce2" office:value-type="currency" office:currency="EUR" office:value="210678.77">
            <text:p>210 678,77 €</text:p>
          </table:table-cell>
          <table:table-cell table:style-name="ce4" table:formula="of:=(([.B14]/[.C14])-1)*100" office:value-type="float" office:value="-78.7929415004654">
            <text:p>-78,79</text:p>
          </table:table-cell>
          <table:table-cell table:formula="of:=[.B14]-[.C14]" office:value-type="currency" office:currency="EUR" office:value="-166000">
            <text:p>-166 000,00 €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4"/>
          <table:table-cell table:number-columns-repeated="8"/>
        </table:table-row>
        <table:table-row table:style-name="ro1">
          <table:table-cell office:value-type="string">
            <text:p>OMAN PÄÄOMA.</text:p>
          </table:table-cell>
          <table:table-cell table:style-name="ce2" office:value-type="currency" office:currency="EUR" office:value="869666.34">
            <text:p>869 666,34 €</text:p>
          </table:table-cell>
          <table:table-cell table:style-name="ce2" office:value-type="currency" office:currency="EUR" office:value="1208904.77">
            <text:p>1 208 904,77 €</text:p>
          </table:table-cell>
          <table:table-cell table:style-name="ce4" table:formula="of:=(([.B16]/[.C16])-1)*100" office:value-type="float" office:value="-28.0616338373783">
            <text:p>-28,06</text:p>
          </table:table-cell>
          <table:table-cell table:formula="of:=[.B16]-[.C16]" office:value-type="currency" office:currency="EUR" office:value="-339238.43">
            <text:p>-339 238,43 €</text:p>
          </table:table-cell>
          <table:table-cell table:number-columns-repeated="7"/>
        </table:table-row>
        <table:table-row table:style-name="ro1">
          <table:table-cell office:value-type="string">
            <text:p>VARAUKSET</text:p>
          </table:table-cell>
          <table:table-cell table:style-name="ce2" office:value-type="currency" office:currency="EUR" office:value="0">
            <text:p>0,00 €</text:p>
          </table:table-cell>
          <table:table-cell table:style-name="ce2" office:value-type="currency" office:currency="EUR" office:value="89000">
            <text:p>89 000,00 €</text:p>
          </table:table-cell>
          <table:table-cell table:style-name="ce4" table:formula="of:=(([.B17]/[.C17])-1)*100" office:value-type="float" office:value="-100">
            <text:p>-100,00</text:p>
          </table:table-cell>
          <table:table-cell table:formula="of:=[.B17]-[.C17]" office:value-type="currency" office:currency="EUR" office:value="-89000">
            <text:p>-89 000,00 €</text:p>
          </table:table-cell>
          <table:table-cell office:value-type="string">
            <text:p>TAKUUVARAUS?</text:p>
          </table:table-cell>
          <table:table-cell table:number-columns-repeated="6"/>
        </table:table-row>
        <table:table-row table:style-name="ro1">
          <table:table-cell office:value-type="string">
            <text:p>PITKÄAIKAINEN VIERAS PÄÄOMA</text:p>
          </table:table-cell>
          <table:table-cell table:style-name="ce2" office:value-type="currency" office:currency="EUR" office:value="756500">
            <text:p>756 500,00 €</text:p>
          </table:table-cell>
          <table:table-cell table:style-name="ce2" office:value-type="currency" office:currency="EUR" office:value="500458.66">
            <text:p>500 458,66 €</text:p>
          </table:table-cell>
          <table:table-cell table:style-name="ce4" table:formula="of:=(([.B18]/[.C18])-1)*100" office:value-type="float" office:value="51.1613366826343">
            <text:p>51,16</text:p>
          </table:table-cell>
          <table:table-cell table:formula="of:=[.C18]-[.B18]" office:value-type="currency" office:currency="EUR" office:value="-256041.34">
            <text:p>-256 041,34 €</text:p>
          </table:table-cell>
          <table:table-cell table:number-columns-repeated="7"/>
        </table:table-row>
        <table:table-row table:style-name="ro1">
          <table:table-cell office:value-type="string">
            <text:p>LYHYTAIKAINEN VIERAS PÄÄOMA</text:p>
          </table:table-cell>
          <table:table-cell table:style-name="ce2" office:value-type="currency" office:currency="EUR" office:value="313721.98">
            <text:p>313 721,98 €</text:p>
          </table:table-cell>
          <table:table-cell table:style-name="ce2" office:value-type="currency" office:currency="EUR" office:value="88765.33">
            <text:p>88 765,33 €</text:p>
          </table:table-cell>
          <table:table-cell table:style-name="ce4" table:formula="of:=(([.B19]/[.C19])-1)*100" office:value-type="float" office:value="253.428506377434">
            <text:p>253,43</text:p>
          </table:table-cell>
          <table:table-cell table:formula="of:=[.C19]-[.B19]" office:value-type="currency" office:currency="EUR" office:value="-224956.65">
            <text:p>-224 956,65 €</text:p>
          </table:table-cell>
          <table:table-cell table:number-columns-repeated="7"/>
        </table:table-row>
        <table:table-row table:style-name="ro1" table:number-rows-repeated="8">
          <table:table-cell table:number-columns-repeated="12"/>
        </table:table-row>
        <table:table-row table:style-name="ro1">
          <table:table-cell office:value-type="string">
            <text:p>KANNATTAVUUS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MYYNTIKATE</text:p>
          </table:table-cell>
          <table:table-cell table:style-name="ce3" table:formula="of:=([.B3]-[.B4])/[.B3]" office:value-type="percentage" office:value="0.37797146066065">
            <text:p>37,8%</text:p>
          </table:table-cell>
          <table:table-cell table:number-columns-repeated="10"/>
        </table:table-row>
        <table:table-row table:style-name="ro1">
          <table:table-cell office:value-type="string">
            <text:p>KÄYTTÖKATE</text:p>
          </table:table-cell>
          <table:table-cell table:style-name="ce3" table:formula="of:=([.B61]+[.B59])/[.B56]" office:value-type="percentage" office:value="0.140960724043509">
            <text:p>14,1%</text:p>
          </table:table-cell>
          <table:table-cell table:number-columns-repeated="10"/>
        </table:table-row>
        <table:table-row table:style-name="ro1">
          <table:table-cell office:value-type="string">
            <text:p>KOKONAISPÄÄOMAN TUOTTO</text:p>
          </table:table-cell>
          <table:table-cell table:number-columns-repeated="11"/>
        </table:table-row>
        <table:table-row table:style-name="ro1">
          <table:table-cell office:value-type="string">
            <text:p>SIJOITETUN PÄÄOMAN TUOTTO</text:p>
          </table:table-cell>
          <table:table-cell table:number-columns-repeated="11"/>
        </table:table-row>
        <table:table-row table:style-name="ro1">
          <table:table-cell office:value-type="string">
            <text:p>OMAN PÄÄOMAN TUOTTO</text:p>
          </table:table-cell>
          <table:table-cell table:number-columns-repeated="11"/>
        </table:table-row>
        <table:table-row table:style-name="ro1">
          <table:table-cell office:value-type="string">
            <text:p>LIIKETULOS</text:p>
          </table:table-cell>
          <table:table-cell table:style-name="ce3" table:formula="of:=[.B61]/[.B56]" office:value-type="percentage" office:value="-0.0436481851496018">
            <text:p>-4,4%</text:p>
          </table:table-cell>
          <table:table-cell table:number-columns-repeated="10"/>
        </table:table-row>
        <table:table-row table:style-name="ro1">
          <table:table-cell office:value-type="string">
            <text:p>NETTOTULOS</text:p>
          </table:table-cell>
          <table:table-cell table:style-name="ce3" table:formula="of:=([.B61]+[.B62])/[.B56]" office:value-type="percentage" office:value="-0.245749503510547">
            <text:p>-24,6%</text:p>
          </table:table-cell>
          <table:table-cell table:number-columns-repeated="10"/>
        </table:table-row>
        <table:table-row table:style-name="ro1">
          <table:table-cell office:value-type="string">
            <text:p>RAHOITUSTULOS</text:p>
          </table:table-cell>
          <table:table-cell table:style-name="ce3" table:formula="of:=([.B61]+[.B62]+[.B59])/[.B56]" office:value-type="percentage" office:value="-0.0611405943174361">
            <text:p>-6,1%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VAKAVARAISUUS/RAHOITUS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OMAVARAISUUSASTE</text:p>
          </table:table-cell>
          <table:table-cell table:style-name="ce3" table:formula="of:=[.B16]/([.B11]+[.B12]+[.B13]+[.B14])" office:value-type="percentage" office:value="0.565861766715749">
            <text:p>56,6%</text:p>
          </table:table-cell>
          <table:table-cell table:number-columns-repeated="10"/>
        </table:table-row>
        <table:table-row table:style-name="ro1">
          <table:table-cell office:value-type="string">
            <text:p>NET GEARING</text:p>
          </table:table-cell>
          <table:table-cell table:style-name="ce4" table:formula="of:=([.B18]+[.B19]-[.B14])/[.B16]" office:value-type="float" office:value="1.17923755678528">
            <text:p>1,18</text:p>
          </table:table-cell>
          <table:table-cell table:number-columns-repeated="10"/>
        </table:table-row>
        <table:table-row table:style-name="ro1">
          <table:table-cell office:value-type="string">
            <text:p>NETTOVELKA%</text:p>
          </table:table-cell>
          <table:table-cell table:style-name="ce3" table:formula="of:=([.B18]+[.B19]-[.B13]-[.B14])/([.B3]+[.C3])/2" office:value-type="percentage" office:value="0.150941713998811">
            <text:p>15,1%</text:p>
          </table:table-cell>
          <table:table-cell table:number-columns-repeated="2"/>
          <table:table-cell>
            <office:annotation office:display="true" draw:style-name="gr1" draw:text-style-name="P2" svg:width="2.899cm" svg:height="5.731cm" svg:x="25.727cm" svg:y="17.468cm" draw:caption-point-x="-0.61cm" draw:caption-point-y="1.51cm">
              <dc:date>2014-12-25T00:00:00</dc:date>
              <text:p text:style-name="P1"><text:span text:style-name="T1">D</text:span></text:p>
              <text:p text:style-name="P1"><text:span text:style-name="T1">liquid assets (Am.) current assets</text:span></text:p>
              <text:p text:style-name="P1"><text:span text:style-name="T1">Yrityksen tase-erä, joka sisältää rahat ja pankkisaamiset, myyntisaamiset, lainasaamiset, ennakkomaksut, siirtosaamiset ja muut rahoitusvarat.</text:span></text:p>
            </office:annotation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QUICK RATIO</text:p>
          </table:table-cell>
          <table:table-cell table:number-columns-repeated="11"/>
        </table:table-row>
        <table:table-row table:style-name="ro1">
          <table:table-cell office:value-type="string">
            <text:p>CURRENT RATIO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RAHOITUSJÄÄMÄ</text:p>
          </table:table-cell>
          <table:table-cell table:number-columns-repeated="11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>
            <text:p>MUUT</text:p>
          </table:table-cell>
          <table:table-cell table:number-columns-repeated="11"/>
        </table:table-row>
        <table:table-row table:style-name="ro1">
          <table:table-cell office:value-type="string">
            <text:p>LIIKEVAIHDON MUUTOS</text:p>
          </table:table-cell>
          <table:table-cell table:style-name="ce5" table:formula="of:=[.D3]" office:value-type="float" office:value="-23.9447444147211">
            <text:p>-23,9</text:p>
          </table:table-cell>
          <table:table-cell office:value-type="string">
            <text:p>%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>
            <text:p>TULOSLASKELMA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TARKASTETTAVA</text:p>
          </table:table-cell>
          <table:table-cell office:value-type="string">
            <text:p>VERTAILUVUOSI</text:p>
          </table:table-cell>
          <table:table-cell office:value-type="string">
            <text:p>MUUTOS%</text:p>
          </table:table-cell>
          <table:table-cell office:value-type="string">
            <text:p>MUUTOS €</text:p>
          </table:table-cell>
          <table:table-cell table:number-columns-repeated="7"/>
        </table:table-row>
        <table:table-row table:style-name="ro1">
          <table:table-cell table:style-name="ce1" office:value-type="string">
            <text:p>LIIKEVAIHTO</text:p>
          </table:table-cell>
          <table:table-cell table:style-name="ce1" table:formula="of:=[.B3]" office:value-type="currency" office:currency="EUR" office:value="1270555.69">
            <text:p>1 270 555,69 €</text:p>
          </table:table-cell>
          <table:table-cell table:style-name="ce1" table:formula="of:=[.C3]" office:value-type="currency" office:currency="EUR" office:value="1670569.22">
            <text:p>1 670 569,22 €</text:p>
          </table:table-cell>
          <table:table-cell table:style-name="ce3" table:formula="of:=([.B56]/[.C56])-1" office:value-type="percentage" office:value="-0.239447444147211">
            <text:p>-23,9%</text:p>
          </table:table-cell>
          <table:table-cell table:formula="of:=[.B56]-[.C56]" office:value-type="currency" office:currency="EUR" office:value="-400013.53">
            <text:p>-400 013,53 €</text:p>
          </table:table-cell>
          <table:table-cell table:number-columns-repeated="7"/>
        </table:table-row>
        <table:table-row table:style-name="ro1">
          <table:table-cell office:value-type="string">
            <text:p>MATERIAALIT JA PALVELUT</text:p>
          </table:table-cell>
          <table:table-cell table:formula="of:=[.B4]" office:value-type="currency" office:currency="EUR" office:value="790321.9">
            <text:p>790 321,90 €</text:p>
          </table:table-cell>
          <table:table-cell table:formula="of:=[.C4]" office:value-type="currency" office:currency="EUR" office:value="856342.45">
            <text:p>856 342,45 €</text:p>
          </table:table-cell>
          <table:table-cell table:style-name="ce3" table:formula="of:=([.B57]/[.C57])-1" office:value-type="percentage" office:value="-0.0770959678572514">
            <text:p>-7,7%</text:p>
          </table:table-cell>
          <table:table-cell table:formula="of:=[.B57]-[.C57]" office:value-type="currency" office:currency="EUR" office:value="-66020.5499999999">
            <text:p>-66 020,55 €</text:p>
          </table:table-cell>
          <table:table-cell table:number-columns-repeated="7"/>
        </table:table-row>
        <table:table-row table:style-name="ro1">
          <table:table-cell office:value-type="string">
            <text:p>HENKILÖSTÖ</text:p>
          </table:table-cell>
          <table:table-cell table:formula="of:=[.B5]" office:value-type="currency" office:currency="EUR" office:value="120456.67">
            <text:p>120 456,67 €</text:p>
          </table:table-cell>
          <table:table-cell table:formula="of:=[.C5]" office:value-type="currency" office:currency="EUR" office:value="130555.67">
            <text:p>130 555,67 €</text:p>
          </table:table-cell>
          <table:table-cell table:style-name="ce3" table:formula="of:=([.B58]/[.C58])-1" office:value-type="percentage" office:value="-0.0773539747450264">
            <text:p>-7,7%</text:p>
          </table:table-cell>
          <table:table-cell table:formula="of:=[.B58]-[.C58]" office:value-type="currency" office:currency="EUR" office:value="-10099">
            <text:p>-10 099,00 €</text:p>
          </table:table-cell>
          <table:table-cell table:number-columns-repeated="7"/>
        </table:table-row>
        <table:table-row table:style-name="ro1">
          <table:table-cell office:value-type="string">
            <text:p>POISTOT JA ARVONALENNUKSET</text:p>
          </table:table-cell>
          <table:table-cell table:formula="of:=[.B6]" office:value-type="currency" office:currency="EUR" office:value="234555.9">
            <text:p>234 555,90 €</text:p>
          </table:table-cell>
          <table:table-cell table:formula="of:=[.C6]" office:value-type="currency" office:currency="EUR" office:value="290891.34">
            <text:p>290 891,34 €</text:p>
          </table:table-cell>
          <table:table-cell table:style-name="ce3" table:formula="of:=([.B59]/[.C59])-1" office:value-type="percentage" office:value="-0.19366489218964">
            <text:p>-19,4%</text:p>
          </table:table-cell>
          <table:table-cell table:formula="of:=[.B59]-[.C59]" office:value-type="currency" office:currency="EUR" office:value="-56335.44">
            <text:p>-56 335,44 €</text:p>
          </table:table-cell>
          <table:table-cell office:value-type="string">
            <text:p>TAKUUVARAUS?</text:p>
          </table:table-cell>
          <table:table-cell table:number-columns-repeated="6"/>
        </table:table-row>
        <table:table-row table:style-name="ro1">
          <table:table-cell office:value-type="string">
            <text:p>LIIKETOIMINAN MUUT KULUT</text:p>
          </table:table-cell>
          <table:table-cell table:formula="of:=[.B7]" office:value-type="currency" office:currency="EUR" office:value="180678.67">
            <text:p>180 678,67 €</text:p>
          </table:table-cell>
          <table:table-cell table:formula="of:=[.C7]" office:value-type="currency" office:currency="EUR" office:value="198679.9">
            <text:p>198 679,90 €</text:p>
          </table:table-cell>
          <table:table-cell table:style-name="ce3" table:formula="of:=([.B60]/[.C60])-1" office:value-type="percentage" office:value="-0.0906041829092927">
            <text:p>-9,1%</text:p>
          </table:table-cell>
          <table:table-cell table:formula="of:=[.B60]-[.C60]" office:value-type="currency" office:currency="EUR" office:value="-18001.23">
            <text:p>-18 001,23 €</text:p>
          </table:table-cell>
          <table:table-cell table:number-columns-repeated="7"/>
        </table:table-row>
        <table:table-row table:style-name="ro1">
          <table:table-cell office:value-type="string">
            <text:p>LIIKEVOITTO</text:p>
          </table:table-cell>
          <table:table-cell table:style-name="ce1" table:formula="of:=[.B56]-[.B57]-[.B58]-[.B59]-[.B60]" office:value-type="currency" office:currency="EUR" office:value="-55457.4500000001">
            <text:p>-55 457,45 €</text:p>
          </table:table-cell>
          <table:table-cell table:style-name="ce1" table:formula="of:=[.C56]-[.C57]-[.C58]-[.C59]-[.C60]" office:value-type="currency" office:currency="EUR" office:value="194099.86">
            <text:p>194 099,86 €</text:p>
          </table:table-cell>
          <table:table-cell table:style-name="ce3" table:formula="of:=([.B61]/[.C61])-1" office:value-type="percentage" office:value="-1.28571607418985">
            <text:p>-128,6%</text:p>
          </table:table-cell>
          <table:table-cell table:formula="of:=[.B61]-[.C61]" office:value-type="currency" office:currency="EUR" office:value="-249557.31">
            <text:p>-249 557,31 €</text:p>
          </table:table-cell>
          <table:table-cell table:number-columns-repeated="7"/>
        </table:table-row>
        <table:table-row table:style-name="ro1">
          <table:table-cell table:style-name="ce1" office:value-type="string">
            <text:p>RAHOITUSTUOTOT JA -KULUT</text:p>
          </table:table-cell>
          <table:table-cell table:formula="of:=[.B8]" office:value-type="currency" office:currency="EUR" office:value="-256780.98">
            <text:p>-256 780,98 €</text:p>
          </table:table-cell>
          <table:table-cell table:formula="of:=[.C8]" office:value-type="currency" office:currency="EUR" office:value="-150786.89">
            <text:p>-150 786,89 €</text:p>
          </table:table-cell>
          <table:table-cell/>
          <table:table-cell table:formula="of:=[.B62]-[.C62]" office:value-type="currency" office:currency="EUR" office:value="-105994.09">
            <text:p>-105 994,09 €</text:p>
          </table:table-cell>
          <table:table-cell table:number-columns-repeated="7"/>
        </table:table-row>
        <table:table-row table:style-name="ro1">
          <table:table-cell table:style-name="ce1" office:value-type="string">
            <text:p>VOITTO/TAPPIO ENNEN SATUNNAISIA ERIÄ</text:p>
          </table:table-cell>
          <table:table-cell table:style-name="ce1" table:formula="of:=[.B61]+[.B62]" office:value-type="currency" office:currency="EUR" office:value="-312238.43">
            <text:p>-312 238,43 €</text:p>
          </table:table-cell>
          <table:table-cell table:style-name="ce1" table:formula="of:=[.C61]+[.C62]" office:value-type="currency" office:currency="EUR" office:value="43312.9699999999">
            <text:p>43 312,97 €</text:p>
          </table:table-cell>
          <table:table-cell/>
          <table:table-cell table:formula="of:=[.B63]-[.C63]" office:value-type="currency" office:currency="EUR" office:value="-355551.4">
            <text:p>-355 551,40 €</text:p>
          </table:table-cell>
          <table:table-cell table:number-columns-repeated="7"/>
        </table:table-row>
        <table:table-row table:style-name="ro1">
          <table:table-cell table:style-name="ce1" office:value-type="string">
            <text:p>TILIKAUDEN VOITTO/TAPPIO</text:p>
          </table:table-cell>
          <table:table-cell table:style-name="ce1" table:formula="of:=[.B9]" office:value-type="currency" office:currency="EUR" office:value="-312238.43">
            <text:p>-312 238,43 €</text:p>
          </table:table-cell>
          <table:table-cell table:style-name="ce1" table:formula="of:=[.C9]" office:value-type="currency" office:currency="EUR" office:value="43312.97">
            <text:p>43 312,97 €</text:p>
          </table:table-cell>
          <table:table-cell/>
          <table:table-cell table:formula="of:=[.B64]-[.C64]" office:value-type="currency" office:currency="EUR" office:value="-355551.4">
            <text:p>-355 551,40 €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>
            <text:p>RAHOITUSLASKELMA</text:p>
          </table:table-cell>
          <table:table-cell table:number-columns-repeated="10"/>
        </table:table-row>
        <table:table-row table:style-name="ro1">
          <table:table-cell office:value-type="string">
            <text:p>LIIKEVOITTO</text:p>
          </table:table-cell>
          <table:table-cell table:formula="of:=[.B61]" office:value-type="currency" office:currency="EUR" office:value="-55457.4500000001">
            <text:p>-55 457,45 €</text:p>
          </table:table-cell>
          <table:table-cell table:formula="of:=[.C61]" office:value-type="currency" office:currency="EUR" office:value="194099.86">
            <text:p>194 099,86 €</text:p>
          </table:table-cell>
          <table:table-cell table:number-columns-repeated="9"/>
        </table:table-row>
        <table:table-row table:style-name="ro1">
          <table:table-cell office:value-type="string">
            <text:p>POISTOT JA ARVONALENNUKSET</text:p>
          </table:table-cell>
          <table:table-cell table:formula="of:=[.B59]" office:value-type="currency" office:currency="EUR" office:value="234555.9">
            <text:p>234 555,90 €</text:p>
          </table:table-cell>
          <table:table-cell table:formula="of:=[.C59]" office:value-type="currency" office:currency="EUR" office:value="290891.34">
            <text:p>290 891,34 €</text:p>
          </table:table-cell>
          <table:table-cell table:number-columns-repeated="9"/>
        </table:table-row>
        <table:table-row table:style-name="ro1">
          <table:table-cell office:value-type="string">
            <text:p>RAHOITUSTUOTOT JA -KULUT</text:p>
          </table:table-cell>
          <table:table-cell table:formula="of:=[.B62]" office:value-type="currency" office:currency="EUR" office:value="-256780.98">
            <text:p>-256 780,98 €</text:p>
          </table:table-cell>
          <table:table-cell table:formula="of:=[.C62]" office:value-type="currency" office:currency="EUR" office:value="-150786.89">
            <text:p>-150 786,89 €</text:p>
          </table:table-cell>
          <table:table-cell table:number-columns-repeated="9"/>
        </table:table-row>
        <table:table-row table:style-name="ro1">
          <table:table-cell office:value-type="string">
            <text:p>PAKOLLISET VARAUKSET</text:p>
          </table:table-cell>
          <table:table-cell office:value-type="float" office:value="0">
            <text:p>0</text:p>
          </table:table-cell>
          <table:table-cell table:style-name="ce2" office:value-type="currency" office:currency="EUR" office:value="89000">
            <text:p>89 000,00 €</text:p>
          </table:table-cell>
          <table:table-cell table:number-columns-repeated="9"/>
        </table:table-row>
        <table:table-row table:style-name="ro1">
          <table:table-cell table:style-name="ce1" office:value-type="string">
            <text:p>LIIKETOIMINNAN RAHAVIRTA</text:p>
          </table:table-cell>
          <table:table-cell table:style-name="ce1" table:formula="of:=[.B67]-[.B68]+[.B69]" office:value-type="currency" office:currency="EUR" office:value="-546794.33">
            <text:p>-546 794,33 €</text:p>
          </table:table-cell>
          <table:table-cell table:style-name="ce1" table:formula="of:=[.C67]-[.C68]+[.C69]-[.C70]" office:value-type="currency" office:currency="EUR" office:value="-336578.37">
            <text:p>-336 578,37 €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INVESTOINNIT</text:p>
          </table:table-cell>
          <table:table-cell table:number-columns-repeated="2" office:value-type="float" office:value="0">
            <text:p>0</text:p>
          </table:table-cell>
          <table:table-cell table:number-columns-repeated="9"/>
        </table:table-row>
        <table:table-row table:style-name="ro1">
          <table:table-cell table:style-name="ce1" office:value-type="string">
            <text:p>INNVESTOINTIEN RAHAVISTA</text:p>
          </table:table-cell>
          <table:table-cell table:formula="of:=[.B71]-[.B73]" office:value-type="currency" office:currency="EUR" office:value="-546794.33">
            <text:p>-546 794,33 €</text:p>
          </table:table-cell>
          <table:table-cell table:formula="of:=[.C71]-[.C73]" office:value-type="currency" office:currency="EUR" office:value="-336578.37">
            <text:p>-336 578,37 €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MUU OMAN PÄÄOMA LIS/VÄH</text:p>
          </table:table-cell>
          <table:table-cell table:formula="of:=[.E16]" office:value-type="currency" office:currency="EUR" office:value="-339238.43">
            <text:p>-339 238,43 €</text:p>
          </table:table-cell>
          <table:table-cell table:number-columns-repeated="10"/>
        </table:table-row>
        <table:table-row table:style-name="ro1">
          <table:table-cell office:value-type="string">
            <text:p>PITKÄAIKAISTEN VELKOJEN LISÄYS</text:p>
          </table:table-cell>
          <table:table-cell table:formula="of:=[.E18]" office:value-type="currency" office:currency="EUR" office:value="-256041.34">
            <text:p>-256 041,34 €</text:p>
          </table:table-cell>
          <table:table-cell table:number-columns-repeated="10"/>
        </table:table-row>
        <table:table-row table:style-name="ro1">
          <table:table-cell office:value-type="string">
            <text:p>LYHYTAIKAISTEN VELKOJEN LISÄYS</text:p>
          </table:table-cell>
          <table:table-cell table:formula="of:=[.E19]" office:value-type="currency" office:currency="EUR" office:value="-224956.65">
            <text:p>-224 956,65 €</text:p>
          </table:table-cell>
          <table:table-cell table:number-columns-repeated="10"/>
        </table:table-row>
        <table:table-row table:style-name="ro1">
          <table:table-cell office:value-type="string">
            <text:p>MAKSETUT OSINGOT JA MUU VOITONJAKO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table:style-name="ce1" office:value-type="string">
            <text:p>RAHOITUKSEN RAHAVIRTA</text:p>
          </table:table-cell>
          <table:table-cell table:formula="of:=[.B74]+[.B76]+[.B77]+[.B78]" office:value-type="currency" office:currency="EUR" office:value="-1367030.75">
            <text:p>-1 367 030,75 €</text:p>
          </table:table-cell>
          <table:table-cell table:number-columns-repeated="10"/>
        </table:table-row>
        <table:table-row table:style-name="ro1" table:number-rows-repeated="5">
          <table:table-cell table:number-columns-repeated="12"/>
        </table:table-row>
        <table:table-row table:style-name="ro1">
          <table:table-cell office:value-type="string">
            <text:p>”POINTIT”</text:p>
          </table:table-cell>
          <table:table-cell table:number-columns-repeated="11"/>
        </table:table-row>
        <table:table-row table:style-name="ro1">
          <table:table-cell office:value-type="string">
            <text:p>RAHOITUSTUOLOS</text:p>
          </table:table-cell>
          <table:table-cell table:number-columns-repeated="11"/>
        </table:table-row>
        <table:table-row table:style-name="ro1">
          <table:table-cell office:value-type="string">
            <text:p>VELKAANTUNEISUUS?</text:p>
          </table:table-cell>
          <table:table-cell table:number-columns-repeated="11"/>
        </table:table-row>
        <table:table-row table:style-name="ro1">
          <table:table-cell office:value-type="string">
            <text:p>TUOTTEEN POISTUMISET VAIKUTUKSET</text:p>
          </table:table-cell>
          <table:table-cell table:number-columns-repeated="11"/>
        </table:table-row>
        <table:table-row table:style-name="ro1">
          <table:table-cell office:value-type="string">
            <text:p>TULEVAISUUDEN NÄKYMÄT</text:p>
          </table:table-cell>
          <table:table-cell table:number-columns-repeated="11"/>
        </table:table-row>
        <table:table-row table:style-name="ro1">
          <table:table-cell office:value-type="string">
            <text:p>LIIKETOIMINAN RAHAVIRRAT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TOIMINNAN JATKUVUUS</text:p>
          </table:table-cell>
          <table:table-cell table:number-columns-repeated="11"/>
        </table:table-row>
      </table:table>
      <table:table table:name="Taulukko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Taulukko3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i" fo:country="FI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7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7P0"/>
    </number:currency-style>
    <number:number-style style:name="N108">
      <number:number number:decimal-places="9" number:min-integer-digits="1"/>
    </number:number-style>
    <number:number-style style:name="N109">
      <number:number number:decimal-places="8" number:min-integer-digits="1"/>
    </number:number-style>
    <number:number-style style:name="N110">
      <number:number number:decimal-places="7" number:min-integer-digits="1"/>
    </number:number-style>
    <number:number-style style:name="N111">
      <number:number number:decimal-places="6" number:min-integer-digits="1"/>
    </number:number-style>
    <number:number-style style:name="N112">
      <number:number number:decimal-places="5" number:min-integer-digits="1"/>
    </number:number-style>
    <number:number-style style:name="N113">
      <number:number number:decimal-places="4" number:min-integer-digits="1"/>
    </number:number-style>
    <number:number-style style:name="N114">
      <number:number number:decimal-places="3" number:min-integer-digits="1"/>
    </number:number-style>
    <number:percentage-style style:name="N115">
      <number:number number:decimal-places="1" number:min-integer-digits="1"/>
      <number:text>%</number:text>
    </number:percentage-style>
    <number:number-style style:name="N116">
      <number:number number:decimal-places="1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Nuolenkärjet_20_1" draw:display-name="Nuolenkärjet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vu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30">30.12.2014</text:date>, <text:time>23:40:26</text:time></text:p>
        </style:region-right>
      </style:header>
      <style:header-left style:display="false"/>
      <style:footer>
        <text:p>Sivu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nne </meta:initial-creator>
    <meta:creation-date>2014-12-25T10:51:53.76</meta:creation-date>
    <dc:date>2014-12-30T23:40:23.28</dc:date>
    <dc:creator>Janne </dc:creator>
    <meta:editing-duration>P2DT15H29M40S</meta:editing-duration>
    <meta:editing-cycles>10</meta:editing-cycles>
    <meta:generator>OpenOffice/4.1.1$Win32 OpenOffice.org_project/411m6$Build-9775</meta:generator>
    <meta:document-statistic meta:table-count="3" meta:cell-count="195" meta:object-count="0"/>
  </office:meta>
</office:document-meta>
</file>